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3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table:number-columns-spanned="2" table:number-rows-spanned="1"/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700" calcext:value-type="float">
            <text:p>344407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02T19:44:15.567000000</dc:date>
    <meta:editing-duration>PT2H42M37S</meta:editing-duration>
    <meta:editing-cycles>9</meta:editing-cycles>
    <meta:generator>LibreOffice/7.4.2.3$Windows_X86_64 LibreOffice_project/382eef1f22670f7f4118c8c2dd222ec7ad009daf</meta:generator>
    <meta:document-statistic meta:table-count="1" meta:cell-count="21" meta:object-count="2"/>
  </office:meta>
</office:document-meta>
</file>